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999cm" table:align="margins" style:writing-mode="lr-tb"/>
    </style:style>
    <style:style style:name="Taula1.A" style:family="table-column">
      <style:table-column-properties style:column-width="16.999cm" style:rel-column-width="65535*"/>
    </style:style>
    <style:style style:name="Taula1.A1" style:family="table-cell">
      <style:table-cell-properties fo:background-color="#b3b3b3" fo:padding="0.097cm" fo:border="0.05pt solid #000000">
        <style:background-image/>
      </style:table-cell-properties>
    </style:style>
    <style:style style:name="Taula2" style:family="table">
      <style:table-properties style:width="16.999cm" table:align="margins" style:writing-mode="lr-tb"/>
    </style:style>
    <style:style style:name="Taula2.A" style:family="table-column">
      <style:table-column-properties style:column-width="16.999cm" style:rel-column-width="65535*"/>
    </style:style>
    <style:style style:name="Taula2.A1" style:family="table-cell">
      <style:table-cell-properties fo:background-color="#b3b3b3" fo:padding="0.097cm" fo:border="0.05pt solid #000000">
        <style:background-image/>
      </style:table-cell-properties>
    </style:style>
    <style:style style:name="Taula3" style:family="table">
      <style:table-properties style:width="16.999cm" table:align="margins" style:writing-mode="lr-tb"/>
    </style:style>
    <style:style style:name="Taula3.A" style:family="table-column">
      <style:table-column-properties style:column-width="16.999cm" style:rel-column-width="65535*"/>
    </style:style>
    <style:style style:name="Taula3.A1" style:family="table-cell">
      <style:table-cell-properties fo:background-color="#b3b3b3" fo:padding="0.097cm" fo:border="0.05pt solid #000000">
        <style:background-image/>
      </style:table-cell-properties>
    </style:style>
    <style:style style:name="Taula4" style:family="table">
      <style:table-properties style:width="16.999cm" table:align="margins" style:writing-mode="lr-tb"/>
    </style:style>
    <style:style style:name="Taula4.A" style:family="table-column">
      <style:table-column-properties style:column-width="16.999cm" style:rel-column-width="65535*"/>
    </style:style>
    <style:style style:name="Taula4.A1" style:family="table-cell">
      <style:table-cell-properties fo:background-color="#b3b3b3" fo:padding="0.097cm" fo:border="0.05pt solid #000000">
        <style:background-image/>
      </style:table-cell-properties>
    </style:style>
    <style:style style:name="Taula5" style:family="table">
      <style:table-properties style:width="16.999cm" table:align="margins" style:writing-mode="lr-tb"/>
    </style:style>
    <style:style style:name="Taula5.A" style:family="table-column">
      <style:table-column-properties style:column-width="16.999cm" style:rel-column-width="65535*"/>
    </style:style>
    <style:style style:name="Taula5.A1" style:family="table-cell">
      <style:table-cell-properties fo:background-color="#b3b3b3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1.245cm" fo:margin-right="0cm" fo:text-indent="0cm" style:auto-text-indent="false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3d29d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5cm"/>
          <style:tab-stop style:position="0.751cm"/>
          <style:tab-stop style:position="0.953cm"/>
          <style:tab-stop style:position="1.752cm"/>
        </style:tab-stops>
      </style:paragraph-properties>
      <style:text-properties fo:color="#000000" style:font-name="Arial1" fo:font-size="12pt" fo:language="ca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font-name="Arial1" fo:font-size="12pt" fo:language="ca" fo:country="ES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color="#ff3333" fo:font-weight="bold" officeooo:rsid="00276546" officeooo:paragraph-rsid="00276546" style:font-weight-asian="bold" style:font-weight-complex="bold"/>
    </style:style>
    <style:style style:name="P13" style:family="paragraph" style:parent-style-name="Standard">
      <style:text-properties fo:color="#ff3333" fo:font-weight="bold" officeooo:rsid="0031bf03" officeooo:paragraph-rsid="0031bf03" style:font-weight-asian="bold" style:font-weight-complex="bold"/>
    </style:style>
    <style:style style:name="P14" style:family="paragraph" style:parent-style-name="Standard">
      <style:text-properties fo:color="#ff3333" fo:font-weight="bold" officeooo:rsid="003902d5" officeooo:paragraph-rsid="003902d5" style:font-weight-asian="bold" style:font-weight-complex="bold"/>
    </style:style>
    <style:style style:name="P15" style:family="paragraph" style:parent-style-name="Standard">
      <style:text-properties fo:color="#ff3333" fo:font-weight="bold" officeooo:rsid="0042cb54" officeooo:paragraph-rsid="0042cb54" style:font-weight-asian="bold" style:font-weight-complex="bold"/>
    </style:style>
    <style:style style:name="P16" style:family="paragraph" style:parent-style-name="Standard">
      <style:text-properties officeooo:paragraph-rsid="0025cf5c"/>
    </style:style>
    <style:style style:name="P17" style:family="paragraph" style:parent-style-name="Standard">
      <style:text-properties fo:color="#ff0000" fo:font-weight="bold" officeooo:rsid="003902d5" officeooo:paragraph-rsid="003902d5" style:font-weight-asian="bold" style:font-weight-complex="bold"/>
    </style:style>
    <style:style style:name="P18" style:family="paragraph" style:parent-style-name="Text_20_body">
      <style:text-properties fo:color="#000000" style:font-name="Arial1" fo:font-size="12pt" fo:language="ca" fo:country="ES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color="#ff3333" officeooo:rsid="002d1d76" officeooo:paragraph-rsid="003c42a7"/>
    </style:style>
    <style:style style:name="P20" style:family="paragraph" style:parent-style-name="Text_20_body">
      <style:text-properties fo:color="#ff3333" fo:font-weight="bold" officeooo:rsid="004dc844" officeooo:paragraph-rsid="004dc844" style:font-weight-asian="bold" style:font-weight-complex="bold"/>
    </style:style>
    <style:style style:name="P21" style:family="paragraph" style:parent-style-name="Standard">
      <style:paragraph-properties fo:margin-left="2.491cm" fo:margin-right="0cm" fo:text-indent="0cm" style:auto-text-indent="false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 style:list-style-name="L4">
      <style:paragraph-properties fo:text-align="start" style:justify-single-word="false">
        <style:tab-stops>
          <style:tab-stop style:position="0.25cm"/>
          <style:tab-stop style:position="0.751cm"/>
          <style:tab-stop style:position="0.953cm"/>
          <style:tab-stop style:position="1.752cm"/>
        </style:tab-stops>
      </style:paragraph-properties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5"/>
    <style:style style:name="P27" style:family="paragraph" style:parent-style-name="Text_20_body" style:list-style-name="L4">
      <style:text-properties fo:color="#000000" style:font-name="Arial1" fo:font-size="12pt" fo:language="ca" fo:country="ES" fo:font-style="normal" style:font-size-asian="12pt" style:font-style-asian="normal" style:font-size-complex="12pt" style:font-style-complex="normal"/>
    </style:style>
    <style:style style:name="P28" style:family="paragraph" style:parent-style-name="Text_20_body" style:list-style-name="L4">
      <style:text-properties fo:color="#000000" style:font-name="Arial1" fo:font-style="normal" style:font-style-asian="normal" style:font-style-complex="normal"/>
    </style:style>
    <style:style style:name="P29" style:family="paragraph" style:parent-style-name="Text_20_body" style:list-style-name="L4">
      <style:paragraph-properties fo:margin-left="2.491cm" fo:margin-right="0cm" fo:text-indent="-0.635cm" style:auto-text-indent="false"/>
      <style:text-properties fo:color="#000000" style:font-name="Arial1" fo:font-size="12pt" fo:language="ca" fo:country="ES" fo:font-style="normal" style:font-size-asian="12pt" style:font-style-asian="normal" style:font-size-complex="12pt" style:font-style-complex="normal"/>
    </style:style>
    <style:style style:name="P30" style:family="paragraph" style:parent-style-name="Text_20_body" style:list-style-name="L4">
      <style:paragraph-properties fo:margin-left="2.491cm" fo:margin-right="0cm" fo:text-indent="-0.635cm" style:auto-text-indent="false"/>
      <style:text-properties fo:color="#ff3333" style:font-name="Arial1" fo:font-size="12pt" fo:language="ca" fo:country="ES" fo:font-style="normal" fo:font-weight="bold" officeooo:rsid="001fa00a" officeooo:paragraph-rsid="001fa00a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left="2.491cm" fo:margin-right="0cm" fo:text-indent="-0.635cm" style:auto-text-indent="false"/>
    </style:style>
    <style:style style:name="P32" style:family="paragraph" style:parent-style-name="Text_20_body" style:list-style-name="L4">
      <style:paragraph-properties fo:margin-left="3.736cm" fo:margin-right="0cm" fo:text-indent="-0.635cm" style:auto-text-indent="false"/>
      <style:text-properties fo:color="#000000" style:font-name="Arial1" fo:font-size="12pt" fo:language="ca" fo:country="ES" fo:font-style="normal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1" fo:font-size="12pt" fo:language="ca" fo:country="ES" fo:font-style="normal" style:font-size-asian="12pt" style:font-style-asian="normal" style:font-size-complex="12pt" style:font-style-complex="normal"/>
    </style:style>
    <style:style style:name="T3" style:family="text">
      <style:text-properties fo:color="#000000" style:font-name="Arial1" fo:font-size="12pt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d6932"/>
    </style:style>
    <style:style style:name="T6" style:family="text">
      <style:text-properties officeooo:rsid="001f4401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4c9034"/>
    </style:style>
    <style:style style:name="T10" style:family="text">
      <style:text-properties officeooo:rsid="004fd5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ils i Transformació de documents XML (XSLT)</text:p>
      <text:p text:style-name="Table_20_Contents"/>
      <text:p text:style-name="Standard"/>
      <text:p text:style-name="Standard">Després d'haver vist el llenguatge Xpath, el qual s'utilitza per navegar a traves de l'arbre XML i per seleccionar-hi <text:s/>elements i atributs, veiem ara el XSLT.</text:p>
      <text:list xml:id="list3278000895" text:style-name="L1">
        <text:list-header>
          <text:p text:style-name="P22"/>
        </text:list-header>
        <text:list-item>
          <text:p text:style-name="P22">XSL significa EXtensible Stylesheet Language (formatar docs XML).</text:p>
          <text:p text:style-name="P22"/>
        </text:list-item>
        <text:list-item>
          <text:p text:style-name="P22">XSLT significa EXtensible Stylesheet Language Transformations</text:p>
          <text:p text:style-name="P22">(transformar documents XML en altres formats com XHTML).</text:p>
        </text:list-item>
      </text:list>
      <text:p text:style-name="Standard"/>
      <text:p text:style-name="Standard">Per tal de donar continuitat a l'aprenentage de Xpath recentment acabat, aprenem primer el llenguatge de transformació XSLT per tal de poder aplicar-ho. Posteriorment s'aprendrà el llenguatge de formatació XSL per donar l'apariència desitjada als documents mitjançant estils com els vists a CSS.</text:p>
      <text:p text:style-name="P4">XSLT (EXtensible Stylesheet Language Transformations)</text:p>
      <text:p text:style-name="Standard"/>
      <text:p text:style-name="Standard">XSLT és un llenguatge per transfomar documents XML en:</text:p>
      <text:list xml:id="list3463507423" text:style-name="L2">
        <text:list-item>
          <text:p text:style-name="P23">documents XHTML</text:p>
        </text:list-item>
        <text:list-item>
          <text:p text:style-name="P23">documents XML amb contingut diferent de l'original</text:p>
        </text:list-item>
      </text:list>
      <text:p text:style-name="Standard"/>
      <text:p text:style-name="Standard">XSLT utilitza expressions de Xpath per comparar i seleccionar determinats elements/atributs en el document d'entrada d'acord a plantilles predefinides i copiar-los en el document de sortida. Aquest document de sortida pot ser una XML amb només una part de la informació original o bé un XHTML llest per ser mostrar pel navigador.</text:p>
      <text:p text:style-name="Standard"/>
      <text:h text:style-name="Heading_20_1" text:outline-level="1">XML d'exemple</text:h>
      <text:p text:style-name="Standard">El document XML d'exemple que farem servir al llarg d'aquest document serà "llibreria.xml":</text:p>
      <text:p text:style-name="Standard">&lt;?xml version="1.0" encoding="UTF-8"?&gt;</text:p>
      <text:p text:style-name="Standard"/>
      <text:p text:style-name="Standard">&lt;llibreria&gt;</text:p>
      <text:p text:style-name="Standard"><text:tab/>&lt;llibre&gt;</text:p>
      <text:p text:style-name="Standard"><text:tab/><text:tab/>&lt;titol llengua="cat"&gt;L'espia que va venir del fred&lt;/titol&gt;</text:p>
      <text:p text:style-name="Standard"><text:tab/><text:tab/>&lt;titol-original&gt;The Spy Who Came in from the Cold&lt;/titol-original&gt;</text:p>
      <text:p text:style-name="Standard"><text:tab/><text:tab/>&lt;autor&gt;John Le Carr<text:span text:style-name="T5">e</text:span>&lt;/autor&gt;</text:p>
      <text:p text:style-name="Standard"><text:tab/><text:tab/>&lt;any&gt;1963&lt;/any&gt;</text:p>
      <text:p text:style-name="Standard"><text:tab/><text:tab/>&lt;preu&gt;14.99&lt;/preu&gt;</text:p>
      <text:p text:style-name="Standard"><text:tab/>&lt;/llibre&gt;</text:p>
      <text:p text:style-name="Standard"><text:tab/>&lt;llibre&gt;</text:p>
      <text:p text:style-name="Standard"><text:tab/><text:tab/>&lt;titol llengua="es"&gt;Diez negritos&lt;/titol&gt;</text:p>
      <text:p text:style-name="Standard"><text:tab/><text:tab/>&lt;titol-original&gt;And Then There Were None&lt;/titol-original&gt;</text:p>
      <text:p text:style-name="Standard"><text:tab/><text:tab/>&lt;autor&gt;Agatha Christie&lt;/autor&gt;</text:p>
      <text:p text:style-name="Standard"><text:tab/><text:tab/>&lt;any&gt;1939&lt;/any&gt;</text:p>
      <text:p text:style-name="Standard"><text:tab/><text:tab/>&lt;preu&gt;9.99&lt;/preu&gt;</text:p>
      <text:p text:style-name="Standard"><text:tab/>&lt;/llibre&gt;</text:p>
      <text:p text:style-name="Standard"><text:tab/>&lt;llibre&gt;</text:p>
      <text:p text:style-name="Standard"><text:tab/><text:tab/>&lt;titol llengua="es"&gt;Postmortem&lt;/titol&gt;</text:p>
      <text:p text:style-name="Standard"><text:tab/><text:tab/>&lt;titol-original&gt;Postmortem&lt;/titol-original&gt;</text:p>
      <text:p text:style-name="Standard"><text:tab/><text:tab/>&lt;autor&gt;Patricia Cornwell&lt;/autor&gt;</text:p>
      <text:p text:style-name="Standard"><text:tab/><text:tab/>&lt;any&gt;1990&lt;/any&gt;</text:p>
      <text:p text:style-name="Standard"><text:tab/><text:tab/>&lt;preu&gt;5.99&lt;/preu&gt;</text:p>
      <text:p text:style-name="Standard"><text:tab/>&lt;/llibre&gt;</text:p>
      <text:p text:style-name="Standard"><text:tab/>&lt;llibre&gt;</text:p>
      <text:p text:style-name="Standard"><text:tab/><text:tab/>&lt;titol llengua="es"&gt;La granja de cuerpos&lt;/titol&gt;</text:p>
      <text:p text:style-name="Standard"><text:tab/><text:tab/>&lt;titol-original&gt;The Body Farm&lt;/titol-original&gt;</text:p>
      <text:p text:style-name="Standard"><text:tab/><text:tab/>&lt;autor&gt;Patricia Cornwell&lt;/autor&gt;</text:p>
      <text:p text:style-name="Standard"><text:tab/><text:tab/>&lt;any&gt;1994&lt;/any&gt;</text:p>
      <text:p text:style-name="Standard"><text:tab/><text:tab/>&lt;preu&gt;6.99&lt;/preu&gt;</text:p>
      <text:p text:style-name="Standard"><text:s text:c="2"/>&lt;/llibre&gt;</text:p>
      <text:p text:style-name="Standard"><text:tab/>&lt;llibre&gt;</text:p>
      <text:p text:style-name="Standard"><text:tab/><text:tab/>&lt;titol llengua="cat"&gt;Un ambient estrany&lt;/titol&gt;</text:p>
      <text:p text:style-name="Standard"><text:tab/><text:tab/>&lt;titol-original&gt;Unnatural Exposure&lt;/titol-original&gt;</text:p>
      <text:p text:style-name="Standard"><text:tab/><text:tab/>&lt;autor&gt;Patricia Cornwell&lt;/autor&gt;</text:p>
      <text:p text:style-name="Standard"><text:tab/><text:tab/>&lt;any&gt;1997&lt;/any&gt;</text:p>
      <text:p text:style-name="Standard"><text:tab/><text:tab/>&lt;preu&gt;7.99&lt;/preu&gt;</text:p>
      <text:p text:style-name="Standard"><text:soft-page-break/><text:s/>&lt;/llibre&gt;</text:p>
      <text:p text:style-name="Standard"><text:s/>&lt;llibre&gt;</text:p>
      <text:p text:style-name="Standard"><text:tab/><text:tab/>&lt;titol llengua="cat"&gt;El llibre dels morts&lt;/titol&gt;</text:p>
      <text:p text:style-name="Standard"><text:tab/><text:tab/>&lt;titol-original&gt;Book of the Dead&lt;/titol-original&gt;</text:p>
      <text:p text:style-name="Standard"><text:tab/><text:tab/>&lt;autor&gt;Patricia Cornwell&lt;/autor&gt;</text:p>
      <text:p text:style-name="Standard"><text:tab/><text:tab/>&lt;any&gt;2007&lt;/any&gt;</text:p>
      <text:p text:style-name="Standard"><text:tab/><text:tab/>&lt;preu&gt;9.99&lt;/preu&gt;</text:p>
      <text:p text:style-name="Standard"><text:s/>&lt;/llibre&gt;</text:p>
      <text:p text:style-name="Standard"><text:s/><text:tab/>&lt;llibre&gt;</text:p>
      <text:p text:style-name="Standard"><text:tab/><text:tab/>&lt;titol llengua="es"&gt;Niebla Roja&lt;/titol&gt;</text:p>
      <text:p text:style-name="Standard"><text:tab/><text:tab/>&lt;titol-original&gt;Red Mist&lt;/titol-original&gt;</text:p>
      <text:p text:style-name="Standard"><text:tab/><text:tab/>&lt;autor&gt;Patricia Cornwell&lt;/autor&gt;</text:p>
      <text:p text:style-name="Standard"><text:tab/><text:tab/>&lt;any&gt;2011&lt;/any&gt;</text:p>
      <text:p text:style-name="Standard"><text:tab/><text:tab/>&lt;preu&gt;19.99&lt;/preu&gt;</text:p>
      <text:p text:style-name="Standard"><text:s/>&lt;/llibre&gt;</text:p>
      <text:p text:style-name="Standard"><text:tab/></text:p>
      <text:p text:style-name="Standard">&lt;/llibreria&gt;</text:p>
      <text:h text:style-name="Heading_20_1" text:outline-level="1">Lligar el XML amb la plantilla XSL</text:h>
      <text:p text:style-name="Standard"/>
      <text:p text:style-name="Standard">S'ha d'afegir abans de l'element arrel del XML aquesta ordre de processament la qual referencia al nom de la plantilla XSLT que la transformarà:</text:p>
      <text:p text:style-name="Standard"/>
      <text:p text:style-name="P2">&lt;?xml-stylesheet type="text/xsl" href="NOM_DEL_FITXER_PLANTILLA.xsl"?&gt;</text:p>
      <text:p text:style-name="Standard"/>
      <text:h text:style-name="Heading_20_1" text:outline-level="1">Plantilles</text:h>
      <text:p text:style-name="Standard">Un document XSLT és bàsicament una plantilla (en anglès: template) de presentació més unes "comandes" de selecció d'informació per triar quines informacions d'un XML cal mostrar. </text:p>
      <text:p text:style-name="Standard">Dit d'una altra manera es un XHTML enmig del qual "incrustarem" codi de XSLT el qual té "comandes" per seleccionar la informació que cal mostrar.</text:p>
      <text:p text:style-name="Standard"/>
      <text:p text:style-name="Standard">Una plantilla es defineix amb l'element "<text:span text:style-name="T1">&lt;xsl:template&gt;</text:span>"</text:p>
      <text:p text:style-name="Standard"/>
      <text:p text:style-name="Standard">La seva sintaxi és:</text:p>
      <text:p text:style-name="Standard"/>
      <text:p text:style-name="P2">&lt;xsl:template match="EXPRESSIÓ_DE_SELECCIÓ_DE_XPATH"&gt;</text:p>
      <text:p text:style-name="P2"/>
      <text:p text:style-name="P2">CODI DE XHTML AL QUAL S'APLICA LA PLANTILLA</text:p>
      <text:p text:style-name="P2"/>
      <text:p text:style-name="P2">&lt;/xsl:template&gt;</text:p>
      <text:p text:style-name="Standard"/>
      <text:p text:style-name="Standard">L'atribut "match" és obligatori ja que el seu valor és una expressió de Xpath determinarà on comença la seva cerca aquesta plantilla.</text:p>
      <text:p text:style-name="Standard"/>
      <text:p text:style-name="Standard">Ara el que necessitem és un altre element de XSLT que sigui capaç de seleccionar-nos informació:</text:p>
      <text:p text:style-name="Standard"/>
      <text:p text:style-name="P6">Element &lt;xsl:value-of&gt;</text:p>
      <text:p text:style-name="Standard"/>
      <text:p text:style-name="Standard">El element "&lt;xsl:value-of&gt;" extreu informació de l'element que li indiquem i la mostra per pantalla. </text:p>
      <text:p text:style-name="Standard">Com es selecciona aquest element? <text:s/>Amb l'atribut "select".</text:p>
      <text:p text:style-name="Standard"><text:soft-page-break/></text:p>
      <text:p text:style-name="Standard">La seva sintaxi és :</text:p>
      <text:p text:style-name="Standard"/>
      <text:p text:style-name="P2">&lt;xsl:value-of select="EXPRESSIO_XPATH" /&gt;</text:p>
      <text:p text:style-name="Standard"/>
      <text:p text:style-name="Standard">Ens mostrarà per pantalla el contingut de l'element seleccionat.</text:p>
      <text:p text:style-name="Standard"/>
      <text:p text:style-name="Standard">Veiem un exemple per veure dins una taula els títols i autors dels llibres de la meva llibreria:</text:p>
      <text:p text:style-name="Standard"/>
      <text:h text:style-name="Heading_20_1" text:outline-level="1">XSLT:</text:h>
      <text:p text:style-name="P3">&lt;?xml version="1.0" encoding="<text:span text:style-name="T6">UTF-8</text:span>"?&gt;</text:p>
      <text:p text:style-name="P3">&lt;xsl:stylesheet version="1.0" xmlns:xsl="http://www.w3.org/1999/XSL/Transform"&gt;</text:p>
      <text:p text:style-name="P2"/>
      <text:p text:style-name="P3">&lt;xsl:template match="/"&gt;</text:p>
      <text:p text:style-name="P2"><text:s text:c="2"/>&lt;html&gt;</text:p>
      <text:p text:style-name="P2"><text:s text:c="2"/>&lt;body&gt;</text:p>
      <text:p text:style-name="P2"><text:s text:c="2"/>&lt;h1&gt;Titols i Autors de la meva Llibreria&lt;/h1&gt;</text:p>
      <text:p text:style-name="P2"><text:s text:c="2"/>&lt;table border="1"&gt;</text:p>
      <text:p text:style-name="P2"><text:s text:c="4"/>&lt;tr bgcolor="yellow"&gt;</text:p>
      <text:p text:style-name="P2"><text:s text:c="6"/>&lt;th&gt;Títol&lt;/th&gt;</text:p>
      <text:p text:style-name="P2"><text:s text:c="6"/>&lt;th&gt;Autor&lt;/th&gt;</text:p>
      <text:p text:style-name="P2"><text:s text:c="4"/>&lt;/tr&gt;</text:p>
      <text:p text:style-name="P2"><text:s text:c="4"/>&lt;tr&gt;</text:p>
      <text:p text:style-name="P2"><text:s text:c="6"/>&lt;td&gt;<text:span text:style-name="T1">&lt;xsl:value-of select="llibreria/llibre/titol"/&gt;</text:span>&lt;/td&gt;</text:p>
      <text:p text:style-name="P2"><text:s text:c="6"/>&lt;td&gt;<text:span text:style-name="T1">&lt;xsl:value-of select="llibreria/llibre/autor"/&gt;</text:span>&lt;/td&gt;</text:p>
      <text:p text:style-name="P2"><text:s text:c="4"/>&lt;/tr&gt;</text:p>
      <text:p text:style-name="P2"><text:s text:c="2"/>&lt;/table&gt;</text:p>
      <text:p text:style-name="P2"><text:s text:c="2"/>&lt;/body&gt;</text:p>
      <text:p text:style-name="P2"><text:s text:c="2"/>&lt;/html&gt;</text:p>
      <text:p text:style-name="P3">&lt;/xsl:template&gt;</text:p>
      <text:p text:style-name="P2"/>
      <text:p text:style-name="P3">&lt;/xsl:stylesheet&gt; </text:p>
      <text:p text:style-name="Standard"/>
      <text:p text:style-name="Standard"/>
      <text:p text:style-name="Standard">Comentaris:</text:p>
      <text:list xml:id="list2583622138" text:style-name="L3">
        <text:list-item>
          <text:p text:style-name="P24">La segona linia defineix que això és un document XSLT i defineix l'espai de noms "xsl".</text:p>
        </text:list-item>
        <text:list-item>
          <text:p text:style-name="P24">El template defineix una plantilla i l'associa a l'arrel del XML. A dins del template hi ha una "plantilla XHTML" que servirà per estructurar les dades a pantalla d'una forma comprensible.</text:p>
        </text:list-item>
        <text:list-item>
          <text:p text:style-name="P24">Els elements &lt;xsl:value-of&gt; naveguen pel document per tal de trobar un títol i un autor respectivament.</text:p>
        </text:list-item>
        <text:list-item>
          <text:p text:style-name="P24">Després de provar-lo veiem que només ens selecciona el títol i autor del primer llibre i no és això el que volíem.</text:p>
        </text:list-item>
      </text:list>
      <text:p text:style-name="P15"/>
      <text:p text:style-name="P6">Element &lt;xsl:for-each&gt;</text:p>
      <text:p text:style-name="Standard"/>
      <text:p text:style-name="Standard">El element "xsl:for-each" ens permet seleccionar d'un en un tots els nodes XML de un conjunt especificat. Dit d'una altra manera ens permet fer bucles per tractar cada node.</text:p>
      <text:p text:style-name="Standard"/>
      <text:p text:style-name="Standard">La seva sintaxi és:</text:p>
      <text:p text:style-name="Standard"><text:soft-page-break/></text:p>
      <text:p text:style-name="Standard"><text:s text:c="4"/>&lt;xsl:for-each select="EXPRESSIO_XPATH"&gt; </text:p>
      <text:p text:style-name="P2">codi XTHML i elements &lt;xsl:value-of&gt; que s'han de mostrar per cada node seleccionat per la expressió de XPath.</text:p>
      <text:p text:style-name="Standard"><text:s text:c="4"/>&lt;/xsl:for-each&gt;</text:p>
      <text:p text:style-name="Standard"/>
      <text:p text:style-name="Standard"/>
      <text:h text:style-name="Heading_20_1" text:outline-level="1">Nova versió de XSLT:</text:h>
      <text:p text:style-name="Standard"/>
      <text:p text:style-name="Standard">&lt;?xml version="1.0" encoding="<text:span text:style-name="T9">UTF-8</text:span>"?&gt;</text:p>
      <text:p text:style-name="Standard">&lt;xsl:stylesheet version="1.0" xmlns:xsl="http://www.w3.org/1999/XSL/Transform"&gt;</text:p>
      <text:p text:style-name="Standard"/>
      <text:p text:style-name="P5">&lt;xsl:template match="/"&gt;</text:p>
      <text:p text:style-name="Standard"><text:s text:c="2"/>&lt;html&gt;</text:p>
      <text:p text:style-name="Standard"><text:s text:c="2"/>&lt;body&gt;</text:p>
      <text:p text:style-name="Standard"><text:s text:c="2"/>&lt;h1&gt;Titols i Autors de la meva Llibreria&lt;/h1&gt;</text:p>
      <text:p text:style-name="Standard"><text:s text:c="2"/>&lt;table border="1"&gt;</text:p>
      <text:p text:style-name="Standard"><text:s text:c="4"/>&lt;tr bgcolor="yellow"&gt;</text:p>
      <text:p text:style-name="Standard"><text:s text:c="6"/>&lt;th&gt;Títol&lt;/th&gt;</text:p>
      <text:p text:style-name="Standard"><text:s text:c="6"/>&lt;th&gt;Autor&lt;/th&gt;</text:p>
      <text:p text:style-name="Standard"><text:s text:c="4"/>&lt;/tr&gt;</text:p>
      <text:p text:style-name="Standard"><text:s text:c="4"/><text:span text:style-name="T1">&lt;xsl:for-each select="llibreria/llibre"&gt;</text:span></text:p>
      <text:p text:style-name="P17"/>
      <text:p text:style-name="Standard"><text:s text:c="4"/>&lt;tr bgcolor="blue"&gt;</text:p>
      <text:p text:style-name="Standard"><text:s text:c="6"/>&lt;td&gt;<text:span text:style-name="T1">&lt;xsl:value-of select="titol"/&gt;</text:span>&lt;/td&gt;</text:p>
      <text:p text:style-name="P16"><text:s text:c="6"/>&lt;td&gt;<text:span text:style-name="T1">&lt;xsl:value-of select="autor"/&gt;</text:span>&lt;/td&gt;</text:p>
      <text:p text:style-name="P16"><text:s text:c="4"/>&lt;/tr&gt;</text:p>
      <text:p text:style-name="P14"/>
      <text:p text:style-name="Standard"><text:s text:c="4"/><text:span text:style-name="T1">&lt;/xsl:for-each&gt;</text:span></text:p>
      <text:p text:style-name="Standard"><text:s text:c="2"/>&lt;/table&gt;</text:p>
      <text:p text:style-name="Standard"><text:s text:c="2"/>&lt;/body&gt;</text:p>
      <text:p text:style-name="Standard"><text:s text:c="2"/>&lt;/html&gt;</text:p>
      <text:p text:style-name="P5">&lt;/xsl:template&gt;</text:p>
      <text:p text:style-name="Standard"/>
      <text:p text:style-name="Standard">&lt;/xsl:stylesheet&gt; </text:p>
      <text:p text:style-name="P13"/>
      <text:p text:style-name="Standard">Al bucle anterior, per cada llibre fill de llibreria es mostrarà el valor dels seus elements &lt;titol&gt; i &lt;autor&gt;.</text:p>
      <text:p text:style-name="P10"/>
      <table:table table:name="Taula1" table:style-name="Taula1">
        <table:table-column table:style-name="Taula1.A"/>
        <table:table-row>
          <table:table-cell table:style-name="Taula1.A1" office:value-type="string">
            <text:p text:style-name="P9">Exercici:</text:p>
            <text:list xml:id="list3061962311" text:style-name="L4">
              <text:list-item>
                <text:p text:style-name="P25">Obriu el vostre editor de XML i creeu 2 arxius:</text:p>
                <text:list>
                  <text:list-item>
                    <text:p text:style-name="P25">"llibreria.xml" contenint el XML d'exemple.</text:p>
                  </text:list-item>
                  <text:list-item>
                    <text:p text:style-name="P25">"filtre-titol-autor.xsl" contentint aquest darrer XSL.</text:p>
                  </text:list-item>
                </text:list>
              </text:list-item>
              <text:list-item>
                <text:p text:style-name="P25">Obriu el document XML des d'un navigador i comproveu que us mostra una taula amb títols, autors, llengua, anys i preus de tots els llibres del XML.</text:p>
              </text:list-item>
              <text:list-item>
                <text:p text:style-name="P27">Ara, amb els vostres coneixements de Xpath, creeu un document XSLT diferent per albergar els següents “filtres”:</text:p>
              </text:list-item>
              <text:list-item>
                <text:p text:style-name="P29">Plantilla que tregui només els llibres amb un cost inferior a 10 euros.</text:p>
                <text:p text:style-name="P30"/>
              </text:list-item>
              <text:list-item>
                <text:p text:style-name="P29"><text:soft-page-break/>Plantilla que tregui només els llibres de l'autora “Patricia Cornwell”.</text:p>
              </text:list-item>
              <text:list-item>
                <text:p text:style-name="P31"><text:span text:style-name="T2">Plantilla que tregui només els llibres que </text:span><text:span text:style-name="T3">no</text:span><text:span text:style-name="T2"> siguin de l'autora “Patricia Cornwell”.</text:span></text:p>
              </text:list-item>
              <text:list-item>
                <text:p text:style-name="P29">Plantilla que tregui només els llibres escrits abans de l'any 1990.</text:p>
              </text:list-item>
              <text:list-item>
                <text:p text:style-name="P29">Plantilla que tregui només els llibres en llengua catalana.</text:p>
              </text:list-item>
            </text:list>
          </table:table-cell>
        </table:table-row>
      </table:table>
      <text:p text:style-name="P20"/>
      <text:p text:style-name="P6">Element &lt;xsl:sort&gt;</text:p>
      <text:p text:style-name="Standard"/>
      <text:p text:style-name="Standard">El element "&lt;xsl:sort&gt;" ens permet ordenar per un determinat element els nodes preseleccionats.</text:p>
      <text:p text:style-name="Standard">Aquest element s'ha de situar tot just a continuació de l'element <text:s/>&lt;xsl:for-each&gt;.</text:p>
      <text:p text:style-name="Standard"/>
      <text:p text:style-name="Standard">Sintaxi:</text:p>
      <text:p text:style-name="Standard"/>
      <text:p text:style-name="Standard">&lt;xsl:sort select="NOM_ELEMENT"/&gt;</text:p>
      <text:p text:style-name="Standard"/>
      <text:p text:style-name="Standard">Exemple d'utilització:</text:p>
      <text:p text:style-name="Standard"/>
      <text:p text:style-name="Standard">...</text:p>
      <text:p text:style-name="P11">&lt;xsl:for-each select="llibreria/llibre"&gt;</text:p>
      <text:p text:style-name="Standard">&lt;xsl:sort select="autor"/&gt;</text:p>
      <text:p text:style-name="P18">...</text:p>
      <text:p text:style-name="P18"/>
      <table:table table:name="Taula2" table:style-name="Taula2">
        <table:table-column table:style-name="Taula2.A"/>
        <table:table-row>
          <table:table-cell table:style-name="Taula2.A1" office:value-type="string">
            <text:p text:style-name="P9">Exercici:</text:p>
            <text:list xml:id="list170240276398515" text:continue-numbering="true" text:style-name="L4">
              <text:list-item>
                <text:p text:style-name="P28">modifiqueu un dels documents XSLT que heu creat recentment per fer el següent:</text:p>
              </text:list-item>
              <text:list-item>
                <text:p text:style-name="P29">Feu una ordenació per autor.</text:p>
              </text:list-item>
              <text:list-item>
                <text:p text:style-name="P29">Feu una ordenació per autor i, dins cada autor, per títol. </text:p>
                <text:list>
                  <text:list-item>
                    <text:p text:style-name="P32">La sintaxi per ordenar per més d'un element no s'ha donat, proveu o investigueu diferents sintaxi que sospiteu que poden ordenar per varis elements fins donar amb la solució.</text:p>
                  </text:list-item>
                </text:list>
              </text:list-item>
            </text:list>
          </table:table-cell>
        </table:table-row>
      </table:table>
      <text:p text:style-name="Text_20_body"/>
      <text:p text:style-name="P6">Element &lt;xsl:if&gt;</text:p>
      <text:p text:style-name="Standard"/>
      <text:p text:style-name="Standard">El element "&lt;xsl:if&gt;" serveix per establir una condició en funció del contingut del XML. </text:p>
      <text:p text:style-name="Standard">Aquest element s'ha de situar dins l'element <text:s/>&lt;xsl:for-each&gt;.</text:p>
      <text:p text:style-name="Standard"/>
      <text:p text:style-name="Standard">La seva sintaxi és:</text:p>
      <text:p text:style-name="Standard"/>
      <text:p text:style-name="Standard"><text:s text:c="4"/>&lt;xsl:if test="EXPRESSIO_COMPARACIÓ_XPATH"&gt; </text:p>
      <text:p text:style-name="P2">codi XTHML i elements &lt;xsl:value-of&gt; que s'han de mostrar per cada node que la expressió de comparació xpath hagi avaluat com a cert.</text:p>
      <text:p text:style-name="Standard"><text:s text:c="4"/>&lt;/xsl:if&gt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Exemple d'utilització:</text:p>
      <text:p text:style-name="Standard"/>
      <text:p text:style-name="Standard">&lt;xsl:if test="autor='Patricia Cornwell'"&gt;</text:p>
      <text:p text:style-name="Standard"><text:s text:c="4"/>&lt;tr&gt;</text:p>
      <text:p text:style-name="Standard"><text:s text:c="6"/>&lt;td&gt;&lt;xsl:value-of select="titol"/&gt;&lt;/td&gt;</text:p>
      <text:p text:style-name="Standard"><text:s text:c="6"/>&lt;td&gt;&lt;xsl:value-of select="autor"/&gt;&lt;/td&gt;</text:p>
      <text:p text:style-name="Standard"><text:s text:c="4"/>&lt;/tr&gt;</text:p>
      <text:p text:style-name="Standard">&lt;/xsl:if&gt;</text:p>
      <text:p text:style-name="Standard"/>
      <text:p text:style-name="Standard">Una expressió de comparació es composa de dos valors essent comparats per un dels operadors de comparació de Xpath:</text:p>
      <text:p text:style-name="Standard"/>
      <text:list xml:id="list2078955759" text:style-name="L5">
        <text:list-item>
          <text:p text:style-name="P26">Operador de igualitat: <text:tab/>=</text:p>
        </text:list-item>
        <text:list-item>
          <text:p text:style-name="P26">Operador de desigualtat:<text:tab/>!=</text:p>
        </text:list-item>
        <text:list-item>
          <text:p text:style-name="P26">Operador de menor que(&lt;):<text:tab/>&amp;lt;<text:tab/><text:span text:style-name="T4">(no es pot fer servir '&lt;' per ser un caràcter prohibit al contingut XML).</text:span></text:p>
        </text:list-item>
        <text:list-item>
          <text:p text:style-name="P26">Operador de major que(&gt;):<text:tab/>&amp;gt;</text:p>
        </text:list-item>
      </text:list>
      <text:p text:style-name="Standard"/>
      <text:p text:style-name="P12"/>
      <table:table table:name="Taula3" table:style-name="Taula3">
        <table:table-column table:style-name="Taula3.A"/>
        <table:table-row>
          <table:table-cell table:style-name="Taula3.A1" office:value-type="string">
            <text:p text:style-name="P9">Exercici:</text:p>
            <text:list xml:id="list170240726276438" text:continue-list="list170240276398515" text:style-name="L4">
              <text:list-item>
                <text:p text:style-name="P28">Creeu els següents documents XSLT fent servir obligatòriament &lt;xsl:if&gt;:</text:p>
                <text:list>
                  <text:list-item>
                    <text:p text:style-name="P27">Plantilla que tregui només els llibres amb un cost inferior a 10 euros.</text:p>
                  </text:list-item>
                  <text:list-item>
                    <text:p text:style-name="P27">Afegir una condició al XSLT anterior de forma que tregui només els llibres de “Patricia Cornwell” (sempre conservant la condició anterior).</text:p>
                  </text:list-item>
                  <text:list-item>
                    <text:p text:style-name="P27">Afegir una condició al XSLT anterior de forma que tregui només els llibres que costin més de 7.00 euros (sempre conservant les condicions anteriors).</text:p>
                  </text:list-item>
                </text:list>
              </text:list-item>
            </text:list>
          </table:table-cell>
        </table:table-row>
      </table:table>
      <text:p text:style-name="Text_20_body"/>
      <text:p text:style-name="P6">Element &lt;xsl:choose&gt;</text:p>
      <text:p text:style-name="Standard"/>
      <text:p text:style-name="Standard">El element "&lt;xsl:choose&gt;" s'utilitza quan la condició s'ha de comparar amb múltiples valors. <text:s/>Cada expressió condicional s'especificarà mitjançant elements &lt;xsl:when&gt; i l'acció per defecte mitjançant &lt;xsl:otherwise&gt;.</text:p>
      <text:p text:style-name="Standard"/>
      <text:p text:style-name="Standard">La seva sintaxi és:</text:p>
      <text:p text:style-name="Standard"/>
      <text:p text:style-name="Standard"><text:s text:c="4"/>&lt;xsl:choose&gt;</text:p>
      <text:p text:style-name="Standard"><text:tab/>&lt;xsl:when <text:s/>test="EXPRESSIO-1"&gt; </text:p>
      <text:p text:style-name="P21">codi XTHML i elements &lt;xsl:value-of&gt; que s'han de mostrar per cada node que EXPRESSIO-1 hagi avaluat com a cert.</text:p>
      <text:p text:style-name="P2">&lt;/xsl:when&gt;</text:p>
      <text:p text:style-name="Standard"><text:tab/>&lt;xsl:when <text:s/>test="EXPRESSIO-2"&gt; </text:p>
      <text:p text:style-name="P21">codi XTHML i elements &lt;xsl:value-of&gt; que s'han de mostrar per cada node que EXPRESSIO-2 hagi avaluat com a cert.</text:p>
      <text:p text:style-name="P2">&lt;/xsl:when&gt;</text:p>
      <text:p text:style-name="Standard"><text:tab/>&lt;xsl:otherwise&gt; </text:p>
      <text:p text:style-name="P21">codi XTHML i elements &lt;xsl:value-of&gt; que s'han de mostrar pels nodes que no han estat avaluats com a cert a cap de les altres expressions.</text:p>
      <text:p text:style-name="P2">&lt;/xsl:otherwise&gt;</text:p>
      <text:p text:style-name="Standard"><text:s text:c="4"/>&lt;/xsl:choose&gt;</text:p>
      <text:p text:style-name="Standard"><text:soft-page-break/></text:p>
      <text:p text:style-name="Standard"/>
      <text:p text:style-name="Standard"/>
      <text:p text:style-name="Standard"/>
      <text:p text:style-name="Standard">Exemple d'utilització:</text:p>
      <text:p text:style-name="Standard"/>
      <text:p text:style-name="Standard">&lt;xsl:choose&gt;</text:p>
      <text:p text:style-name="Standard"><text:s text:c="8"/>&lt;xsl:when test="preu &amp;lt; 10.00"&gt;</text:p>
      <text:p text:style-name="Standard"><text:s text:c="8"/>&lt;tr&gt;</text:p>
      <text:p text:style-name="Standard"><text:s text:c="10"/>&lt;!-- això s'executa quan el preu del llibre es menor a 10 --&gt;</text:p>
      <text:p text:style-name="Standard"><text:s text:c="10"/>&lt;td&gt;&lt;xsl:value-of select="titol"/&gt;&lt;/td&gt;</text:p>
      <text:p text:style-name="Standard"><text:s text:c="10"/>&lt;td&gt;&lt;xsl:value-of select="autor"/&gt;&lt;/td&gt;</text:p>
      <text:p text:style-name="Standard"><text:s text:c="8"/>&lt;/tr&gt;</text:p>
      <text:p text:style-name="Standard"><text:s text:c="8"/>&lt;/xsl:when&gt;</text:p>
      <text:p text:style-name="Standard"><text:s text:c="8"/>&lt;xsl:when test="preu &amp;gt; 15.00"&gt;</text:p>
      <text:p text:style-name="Standard"><text:s text:c="8"/>&lt;tr&gt;</text:p>
      <text:p text:style-name="Standard"><text:s text:c="10"/>&lt;!-- això s'executa quan el preu del llibre es més gran que 15 --&gt;</text:p>
      <text:p text:style-name="Standard"><text:s text:c="10"/>&lt;td&gt;&lt;xsl:value-of select="titol"/&gt;&lt;/td&gt;</text:p>
      <text:p text:style-name="Standard"><text:s text:c="10"/>&lt;td&gt;&lt;xsl:value-of select="autor"/&gt;&lt;/td&gt;</text:p>
      <text:p text:style-name="Standard"><text:s text:c="8"/>&lt;/tr&gt;</text:p>
      <text:p text:style-name="Standard"><text:s text:c="8"/>&lt;/xsl:when&gt;</text:p>
      <text:p text:style-name="Standard"><text:s text:c="8"/>&lt;xsl:otherwise&gt;</text:p>
      <text:p text:style-name="Standard"><text:s text:c="8"/>&lt;tr&gt;</text:p>
      <text:p text:style-name="Standard"><text:s text:c="10"/>&lt;!-- això s'executa quan el preu del llibre no compleixi cap de les condicions anteriors --&gt;</text:p>
      <text:p text:style-name="Standard"><text:s text:c="10"/>&lt;td&gt;&lt;xsl:value-of select="titol"/&gt;&lt;/td&gt;</text:p>
      <text:p text:style-name="Standard"><text:s text:c="10"/>&lt;td&gt;&lt;xsl:value-of select="autor"/&gt;&lt;/td&gt;</text:p>
      <text:p text:style-name="Standard"><text:s text:c="8"/>&lt;/tr&gt;</text:p>
      <text:p text:style-name="Standard"><text:s text:c="8"/>&lt;/xsl:otherwise&gt;</text:p>
      <text:p text:style-name="Standard"><text:s text:c="4"/>&lt;/xsl:choose&gt;</text:p>
      <text:p text:style-name="P10"/>
      <table:table table:name="Taula4" table:style-name="Taula4">
        <table:table-column table:style-name="Taula4.A"/>
        <table:table-row>
          <table:table-cell table:style-name="Taula4.A1" office:value-type="string">
            <text:p text:style-name="P9">Exercici:</text:p>
            <text:list xml:id="list170240798671126" text:continue-numbering="true" text:style-name="L4">
              <text:list-item>
                <text:p text:style-name="P28">Creeu els següents documents XSLT fent servir obligatòriament &lt;xsl:choose&gt;:</text:p>
                <text:list>
                  <text:list-item>
                    <text:p text:style-name="P27">Plantilla que tregui els llibres amb un cost inferior a 10 euros amb fons de color verd, els de cost superior als 15 euros amb fons de color vermell i la resta amb fons de color blau.</text:p>
                  </text:list-item>
                  <text:list-item>
                    <text:p text:style-name="P27">Ordeneu el llistat anterior per “preu” de major a menor. Us ho ha ordenat bé?(numèricament parlant).</text:p>
                    <text:list>
                      <text:list-item>
                        <text:p text:style-name="P27">Pista:l'element &lt;xsl:sort&gt; pot contenir, a més a més de l'atribut obligatori “select”, altres atributs. Investigueu quins son i com us poden ajudar a resoldre el problema anterior.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9"/>
      <text:p text:style-name="P6">Element &lt;xsl:apply-templates&gt;</text:p>
      <text:p text:style-name="P11"/>
      <text:p text:style-name="P7">Fins ara hem utilitzat només una única plantilla(template) per tot el document XML, el tag &lt;xsl:template&gt; permetia definir sobre quina part del document l'aplicàvem mitjançant l'atribut "match". </text:p>
      <text:p text:style-name="P7">A partir d'ara tenim la possibilitat de definir varies plantilles pel mateix document, cadascuna d'elles defineix l'aspecte d'un element concret.</text:p>
      <text:p text:style-name="P7"/>
      <text:p text:style-name="P7"><text:soft-page-break/>La idea es: primer definim una plantilla per tot el document ("/") i a dins seu "cridem" a aplicar altres plantilles per cada element que trobem; com si es tractés d'una crida a una funció en un llenguatge de programació. </text:p>
      <text:p text:style-name="P7"/>
      <text:p text:style-name="P7">A l'exemple es veu millor:</text:p>
      <text:p text:style-name="P6"/>
      <text:p text:style-name="P6">XSLT d'exemple</text:p>
      <text:p text:style-name="P7"/>
      <text:p text:style-name="P7">&lt;?xml version="1.0" encoding="UTF-8"?&gt;</text:p>
      <text:p text:style-name="P7">&lt;xsl:stylesheet version="1.0" xmlns:xsl="http://www.w3.org/1999/XSL/Transform"&gt;</text:p>
      <text:p text:style-name="P7"/>
      <text:p text:style-name="P7">&lt;xsl:template match="/"&gt;</text:p>
      <text:p text:style-name="P7"><text:s text:c="2"/>&lt;html&gt;</text:p>
      <text:p text:style-name="P7"><text:s text:c="4"/>&lt;body&gt;</text:p>
      <text:p text:style-name="P7"><text:s text:c="6"/>&lt;h1&gt;La meva Llibreria&lt;/h1&gt;</text:p>
      <text:p text:style-name="Standard"><text:span text:style-name="T7"><text:s text:c="2"/></text:span><text:span text:style-name="T8"><text:s text:c="4"/>&lt;xsl:apply-templates/&gt;</text:span></text:p>
      <text:p text:style-name="P7"><text:s text:c="4"/>&lt;/body&gt;</text:p>
      <text:p text:style-name="P7"><text:s text:c="2"/>&lt;/html&gt;</text:p>
      <text:p text:style-name="P7">&lt;/xsl:template&gt;</text:p>
      <text:p text:style-name="P7"><text:s text:c="2"/></text:p>
      <text:p text:style-name="P7">&lt;!-- TEMPLATE LLIBRERIA --&gt;</text:p>
      <text:p text:style-name="P7"><text:s text:c="2"/>&lt;xsl:template match="llibreria"&gt;</text:p>
      <text:p text:style-name="P7"><text:s text:c="4"/>&lt;h2&gt;Llistat complert de llibres&lt;/h2&gt;</text:p>
      <text:p text:style-name="P7"><text:s text:c="4"/>&lt;table border="1"&gt;</text:p>
      <text:p text:style-name="P7"><text:s text:c="6"/>&lt;tr bgcolor="yellow"&gt;</text:p>
      <text:p text:style-name="P7"><text:s text:c="8"/>&lt;th&gt;Títol&lt;/th&gt;</text:p>
      <text:p text:style-name="P7"><text:s text:c="8"/>&lt;th&gt;Autor&lt;/th&gt;</text:p>
      <text:p text:style-name="P7"><text:s text:c="6"/>&lt;/tr&gt;</text:p>
      <text:p text:style-name="P7"><text:s text:c="6"/><text:span text:style-name="T1">&lt;xsl:apply-templates select="llibre"/&gt;</text:span></text:p>
      <text:p text:style-name="P7"><text:s text:c="4"/>&lt;/table&gt;</text:p>
      <text:p text:style-name="P7"><text:s text:c="2"/>&lt;/xsl:template&gt;</text:p>
      <text:p text:style-name="P7">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 text:c="2"/></text:p>
      <text:p text:style-name="P8"/>
      <text:p text:style-name="P8"><text:soft-page-break/>&lt;!-- TEMPLATE LLIBRE <text:s text:c="2"/>--&gt;</text:p>
      <text:p text:style-name="P7"><text:s text:c="2"/>&lt;xsl:template match="llibre"&gt;</text:p>
      <text:p text:style-name="P7"/>
      <text:p text:style-name="P7"><text:s text:c="4"/>&lt;tr&gt;</text:p>
      <text:p text:style-name="P7"><text:s text:c="6"/><text:span text:style-name="T1">&lt;xsl:apply-templates select="titol"/&gt;</text:span></text:p>
      <text:p text:style-name="P6"><text:s text:c="6"/>&lt;xsl:apply-templates select="autor"/&gt;</text:p>
      <text:p text:style-name="P7"><text:s text:c="4"/>&lt;/tr&gt;</text:p>
      <text:p text:style-name="P7"><text:s text:c="2"/></text:p>
      <text:p text:style-name="P7"><text:s text:c="2"/>&lt;/xsl:template&gt;</text:p>
      <text:p text:style-name="P7"><text:s text:c="2"/></text:p>
      <text:p text:style-name="P7"><text:s text:c="4"/>&lt;!-- TEMPLATE TITOL <text:s text:c="2"/>--&gt;</text:p>
      <text:p text:style-name="P7"><text:s text:c="2"/>&lt;xsl:template match="titol"&gt;</text:p>
      <text:p text:style-name="P7"><text:s text:c="4"/>&lt;td bgcolor="#DD00DD"&gt;<text:span text:style-name="T1">&lt;xsl:value-of select="."/&gt;</text:span>&lt;/td&gt;</text:p>
      <text:p text:style-name="P7"><text:s text:c="2"/>&lt;/xsl:template&gt;</text:p>
      <text:p text:style-name="P7"><text:s text:c="2"/></text:p>
      <text:p text:style-name="P7">&lt;!-- TEMPLATE AUTOR <text:s/>--&gt;</text:p>
      <text:p text:style-name="P7"><text:s text:c="2"/>&lt;xsl:template match="autor"&gt;</text:p>
      <text:p text:style-name="P7"><text:s text:c="4"/>&lt;td bgcolor="#00CCCC"&gt;<text:span text:style-name="T1">&lt;xsl:value-of select="."/&gt;</text:span>&lt;/td&gt;</text:p>
      <text:p text:style-name="P7"><text:s text:c="2"/>&lt;/xsl:template&gt;</text:p>
      <text:p text:style-name="P7"/>
      <text:p text:style-name="P7">&lt;/xsl:stylesheet&gt; </text:p>
      <text:p text:style-name="P7"/>
      <text:p text:style-name="P7"/>
      <text:p text:style-name="P7">A l'exemple anterior hi han 5 plantilles personalitzades una per cada element diferent el qual voliem especificar.</text:p>
      <text:p text:style-name="P7"/>
      <text:p text:style-name="P7">L'element &lt;xsl:apply-templates&gt; es pot fer servir sense atributs o amb l'atribut "select", la seva sintaxi és:</text:p>
      <text:p text:style-name="P7"/>
      <text:p text:style-name="P7"><text:tab/>&lt;xsl:apply-templates /&gt;</text:p>
      <text:p text:style-name="P7"/>
      <text:p text:style-name="P7">Indica que s'apliquin la resta de plantilles definides en quant es compleixi el patró definit a l'atribut "match" de cadascuna.</text:p>
      <text:p text:style-name="P7"/>
      <text:p text:style-name="P7">ó:</text:p>
      <text:p text:style-name="P7"/>
      <text:p text:style-name="P7"><text:tab/>&lt;xsl:apply-templates select="NOM_PLANTILLA"/&gt;</text:p>
      <text:p text:style-name="P7"/>
      <text:p text:style-name="P7">Indica que s'apliqui en aquell punt el contingut de la plantilla "NOM_PLANTILLA" definida a una altra part del XSL.</text:p>
      <text:p text:style-name="P7"/>
      <text:p text:style-name="P7">També hi ha de nou:</text:p>
      <text:p text:style-name="P7">&lt;xsl:value-of select="."/&gt; </text:p>
      <text:p text:style-name="P7"/>
      <text:p text:style-name="P7">Estant situat al node actual de la plantilla actual, indica que es copiï el valor que <text:soft-page-break/>contingui aquell node. Per exemple, si el node actual és "titol", inserirà com resultat el títol del llibre actual.</text:p>
      <text:p text:style-name="Standard"/>
      <text:p text:style-name="P10"/>
      <text:p text:style-name="P10"/>
      <text:p text:style-name="P10"/>
      <table:table table:name="Taula5" table:style-name="Taula5">
        <table:table-column table:style-name="Taula5.A"/>
        <table:table-row>
          <table:table-cell table:style-name="Taula5.A1" office:value-type="string">
            <text:p text:style-name="P9">Exercici:</text:p>
            <text:list xml:id="list170242104626736" text:continue-numbering="true" text:style-name="L4">
              <text:list-item>
                <text:p text:style-name="P28">Modifiqueu el darrer document XSLT d'exemple:</text:p>
                <text:list>
                  <text:list-item>
                    <text:p text:style-name="P27">Modifiqueu la plantilla que calgui per tal que a cada filera de la taula es puguin veure totes les dades de cada llibre, és a dir, afegiu columnes a la taula per treure la resta de elements fills de “llibre”.</text:p>
                  </text:list-item>
                  <text:list-item>
                    <text:p text:style-name="P27">Afegiu una nova plantilla per cadascuna de les noves columnes que heu afegit.</text:p>
                  </text:list-item>
                </text:list>
              </text:list-item>
            </text:list>
          </table:table-cell>
        </table:table-row>
      </table:table>
      <text:p text:style-name="Text_20_body"/>
      <text:p text:style-name="P6">Crida a fulles d'estil</text:p>
      <text:p text:style-name="P7"/>
      <text:p text:style-name="P7">Per tal de cridar a una fulla d'estil externa des d'un XSL s'ha d'incloure <text:s/>la línia:</text:p>
      <text:p text:style-name="P7"/>
      <text:p text:style-name="P7">&lt;link rel="stylesheet" type="text/css" href="NOM_FULLA_ESTILS.css"/&gt;</text:p>
      <text:p text:style-name="P7"/>
      <text:p text:style-name="P7">Aquesta línia s'ha de situar dins la secció &lt;HEAD&gt; de la plantilla XSL. </text:p>
      <text:p text:style-name="P7"/>
      <text:p text:style-name="P7">Exemple:</text:p>
      <text:p text:style-name="Standard"/>
      <text:p text:style-name="P7">&lt;link rel="stylesheet" type="text/css" href="estils.css"/&gt;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H21M33S</meta:editing-duration>
    <meta:editing-cycles>119</meta:editing-cycles>
    <meta:generator>LibreOffice/6.0.7.3$Windows_X86_64 LibreOffice_project/dc89aa7a9eabfd848af146d5086077aeed2ae4a5</meta:generator>
    <dc:date>2019-03-28T17:02:39.799000000</dc:date>
    <meta:document-statistic meta:table-count="5" meta:image-count="0" meta:object-count="0" meta:page-count="11" meta:paragraph-count="307" meta:word-count="1848" meta:character-count="14139" meta:non-whitespace-character-count="12034"/>
    <meta:user-defined meta:name="Info 1"/>
    <meta:user-defined meta:name="Info 2"/>
    <meta:user-defined meta:name="Info 3"/>
    <meta:user-defined meta:name="Info 4"/>
  </office:meta>
</office:document-meta>
</file>